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b8f4" officeooo:paragraph-rsid="0003b8f4"/>
    </style:style>
    <style:style style:name="P2" style:family="paragraph" style:parent-style-name="Standard">
      <style:text-properties fo:language="zxx" fo:country="none" officeooo:rsid="0003b8f4" officeooo:paragraph-rsid="0003b8f4" style:language-asian="zxx" style:country-asian="none" style:language-complex="zxx" style:country-complex="none"/>
    </style:style>
    <style:style style:name="T1" style:family="text">
      <style:text-properties fo:language="zxx" fo:country="none" style:language-asian="zxx" style:country-asian="none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rcicios NSs e Ips.</text:p>
      <text:p text:style-name="P2"/>
      <text:p text:style-name="P2">Dominio → mortadelo.es</text:p>
      <text:p text:style-name="P2"/>
      <text:p text:style-name="P2">mortadelo.es.<text:tab/><text:tab/><text:tab/>NS<text:tab/><text:tab/>ns.mortadelo.es.</text:p>
      <text:p text:style-name="P2"/>
      <text:p text:style-name="P2">ns.mortadelo.es.<text:tab/><text:tab/>A<text:tab/><text:tab/>89.88.77.66</text:p>
      <text:p text:style-name="P2"/>
      <text:p text:style-name="P1"><text:a xlink:type="simple" xlink:href="http://www.mortadelo.es/" text:style-name="Internet_20_link" text:visited-style-name="Visited_20_Internet_20_Link"><text:span text:style-name="T1">www.mortadelo.es</text:span></text:a><text:span text:style-name="T1"><text:tab/><text:tab/>A<text:tab/><text:tab/>89.88.77.66</text:span></text:p>
      <text:p text:style-name="P2"><text:tab/><text:tab/><text:tab/><text:tab/>o</text:p>
      <text:p text:style-name="P1"><text:a xlink:type="simple" xlink:href="http://www.mortadelo.es/" text:style-name="Internet_20_link" text:visited-style-name="Visited_20_Internet_20_Link"><text:span text:style-name="T1">www.mortadelo.es</text:span></text:a><text:span text:style-name="T1"><text:tab/><text:tab/>CNAME<text:tab/>ns.mortadelo.es</text:span></text:p>
      <text:p text:style-name="P2"/>
      <text:p text:style-name="P2">backoffice.mortadelo.es<text:tab/>A<text:tab/><text:tab/>92.33.22.11<text:tab/><text:tab/><text:tab/></text:p>
      <text:p text:style-name="P2"/>
      <text:p text:style-name="P2">El ping de <text:a xlink:type="simple" xlink:href="http://www.mortadelo.es/" text:style-name="Internet_20_link" text:visited-style-name="Visited_20_Internet_20_Link">www.mortadelo.es</text:a> es 89.88.77.66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5T11:02:33.516894532</meta:creation-date>
    <dc:date>2023-10-05T11:14:18.512167181</dc:date>
    <meta:editing-duration>PT1M34S</meta:editing-duration>
    <meta:editing-cycles>1</meta:editing-cycles>
    <meta:document-statistic meta:table-count="0" meta:image-count="0" meta:object-count="0" meta:page-count="1" meta:paragraph-count="9" meta:word-count="29" meta:character-count="270" meta:non-whitespace-character-count="234"/>
    <meta:generator>LibreOffice/7.3.7.2$Linux_X86_64 LibreOffice_project/30$Build-2</meta:generator>
  </office:meta>
</office:document-meta>
</file>